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8dab93" officeooo:paragraph-rsid="008dab93" style:font-name-asian="Droid Sans Fallback" style:font-size-asian="8pt" style:font-weight-asian="normal" style:font-size-complex="8pt" style:font-weight-complex="normal"/>
    </style:style>
    <style:style style:name="T1" style:family="text">
      <style:text-properties officeooo:rsid="008d8a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如果你讀懂聖經</text:p>
      <text:p text:style-name="P5"/>
      <text:p text:style-name="P5">這世界已經讓人很失望了</text:p>
      <text:p text:style-name="P5">一早打開電腦</text:p>
      <text:p text:style-name="P5">卻又是噩耗</text:p>
      <text:p text:style-name="P5">不免心情又更加沉重</text:p>
      <text:p text:style-name="P5">但願天下能安</text:p>
      <text:p text:style-name="P5"/>
      <text:p text:style-name="P5">如果你讀懂了聖經</text:p>
      <text:p text:style-name="P5">昨夜的慘劇或許就可以避免了</text:p>
      <text:p text:style-name="P5">我已經不過剩蛋節了</text:p>
      <text:p text:style-name="P5">也不過逾越節</text:p>
      <text:p text:style-name="P5">更不過萬聖節</text:p>
      <text:p text:style-name="P5">即使我是豬</text:p>
      <text:p text:style-name="P5">我也不會去屠宰場狂歡</text:p>
      <text:p text:style-name="P5">更何況是人</text:p>
      <text:p text:style-name="P5"/>
      <text:p text:style-name="P5">如果你知道神是什麼東西</text:p>
      <text:p text:style-name="P5">你會聞到很多事情背後的味道</text:p>
      <text:p text:style-name="P5"/>
      <text:p text:style-name="P5">我是逃過了春運踩踏</text:p>
      <text:p text:style-name="P5">而且沒有被心梗死的</text:p>
      <text:p text:style-name="P5">倖存者</text:p>
      <text:p text:style-name="P5"/>
      <text:p text:style-name="P5">我沒打過神祕的快餐液體</text:p>
      <text:p text:style-name="P5">而且我知道腦控的陰謀</text:p>
      <text:p text:style-name="P5"/>
      <text:p text:style-name="P5">但是</text:p>
      <text:p text:style-name="P5">誰又能用心點</text:p>
      <text:p text:style-name="P5">去連點成面呢？！</text:p>
      <text:p text:style-name="P5"/>
      <text:p text:style-name="P5">衛星在一個接一個地</text:p>
      <text:p text:style-name="P5">在歡呼聲中上了天</text:p>
      <text:p text:style-name="P5">微波在一點一點地</text:p>
      <text:p text:style-name="P5">覆蓋了地球的每一個角落</text:p>
      <text:p text:style-name="P5"/>
      <text:p text:style-name="P5">親愛的人類啊~</text:p>
      <text:p text:style-name="P5">我們該逃向何處？</text:p>
      <text:p text:style-name="P5"/>
      <text:p text:style-name="P5">以後</text:p>
      <text:p text:style-name="P5">這樣的梗死</text:p>
      <text:p text:style-name="P5">只會越來越冠冕堂皇</text:p>
      <text:p text:style-name="P5"/>
      <text:p text:style-name="P5">神的單極政府</text:p>
      <text:p text:style-name="P5">不問你信不信</text:p>
      <text:p text:style-name="P5">只問你</text:p>
      <text:p text:style-name="P5">服不服？</text:p>
      <text:p text:style-name="P6"/>
      <text:p text:style-name="P6"/>
      <text:p text:style-name="P6">#####</text:p>
      <text:p text:style-name="P13">2022.10.29韓國萬聖節踩踏事件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30T12:23:55.979802609</dc:date>
    <meta:editing-duration>PT3H32M53S</meta:editing-duration>
    <meta:editing-cycles>125</meta:editing-cycles>
    <meta:document-statistic meta:table-count="0" meta:image-count="0" meta:object-count="0" meta:page-count="1" meta:paragraph-count="39" meta:word-count="285" meta:character-count="298" meta:non-whitespace-character-count="298"/>
  </office:meta>
</office:document-meta>
</file>